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fo:font-size="18pt" officeooo:rsid="0014d109" officeooo:paragraph-rsid="0014d109" style:font-size-asian="18pt" style:font-size-complex="18pt"/>
    </style:style>
    <style:style style:name="P2" style:family="paragraph" style:parent-style-name="Standard">
      <style:text-properties fo:font-size="18pt" officeooo:rsid="0016932c" officeooo:paragraph-rsid="0016932c" style:font-size-asian="18pt" style:font-size-complex="18pt"/>
    </style:style>
    <style:style style:name="P3" style:family="paragraph" style:parent-style-name="Standard">
      <style:text-properties fo:font-size="18pt" officeooo:rsid="0018affd" officeooo:paragraph-rsid="0018affd" style:font-size-asian="18pt" style:font-size-complex="18pt"/>
    </style:style>
    <style:style style:name="P4" style:family="paragraph" style:parent-style-name="Standard">
      <style:text-properties fo:font-size="18pt" officeooo:rsid="0018affd" officeooo:paragraph-rsid="001b0539" style:font-size-asian="18pt" style:font-size-complex="18pt"/>
    </style:style>
    <style:style style:name="P5" style:family="paragraph" style:parent-style-name="Standard">
      <style:text-properties fo:font-size="18pt" officeooo:rsid="001aa3e8" officeooo:paragraph-rsid="001aa3e8" style:font-size-asian="18pt" style:font-size-complex="18pt"/>
    </style:style>
    <style:style style:name="P6" style:family="paragraph" style:parent-style-name="Standard">
      <style:text-properties fo:font-size="18pt" officeooo:rsid="001ee3d0" officeooo:paragraph-rsid="001ee3d0" style:font-size-asian="18pt" style:font-size-complex="18pt"/>
    </style:style>
    <style:style style:name="P7" style:family="paragraph" style:parent-style-name="Standard">
      <style:text-properties fo:font-size="18pt" officeooo:rsid="002373cb" officeooo:paragraph-rsid="002373cb" style:font-size-asian="18pt" style:font-size-complex="18pt"/>
    </style:style>
    <style:style style:name="P8" style:family="paragraph" style:parent-style-name="Standard">
      <style:text-properties fo:font-size="18pt" officeooo:rsid="0024a5ea" officeooo:paragraph-rsid="0024a5ea" style:font-size-asian="18pt" style:font-size-complex="18pt"/>
    </style:style>
    <style:style style:name="P9" style:family="paragraph" style:parent-style-name="Standard">
      <style:text-properties fo:font-size="18pt" officeooo:rsid="0024a5ea" officeooo:paragraph-rsid="002696c6" style:font-size-asian="18pt" style:font-size-complex="18pt"/>
    </style:style>
    <style:style style:name="P10" style:family="paragraph" style:parent-style-name="Standard">
      <style:text-properties fo:font-size="18pt" officeooo:rsid="002905eb" officeooo:paragraph-rsid="002905eb" style:font-size-asian="18pt" style:font-size-complex="18pt"/>
    </style:style>
    <style:style style:name="P11" style:family="paragraph" style:parent-style-name="Standard">
      <style:text-properties fo:font-size="18pt" officeooo:rsid="0029e193" officeooo:paragraph-rsid="002b7905" style:font-size-asian="18pt" style:font-size-complex="18pt"/>
    </style:style>
    <style:style style:name="P12" style:family="paragraph" style:parent-style-name="Standard">
      <style:text-properties fo:font-size="18pt" officeooo:rsid="0029e193" officeooo:paragraph-rsid="0029e193" style:font-size-asian="18pt" style:font-size-complex="18pt"/>
    </style:style>
    <style:style style:name="P13" style:family="paragraph" style:parent-style-name="Standard">
      <style:text-properties fo:font-size="18pt" officeooo:rsid="002b7905" officeooo:paragraph-rsid="002b7905" style:font-size-asian="18pt" style:font-size-complex="18pt"/>
    </style:style>
    <style:style style:name="T1" style:family="text">
      <style:text-properties officeooo:rsid="0017a905"/>
    </style:style>
    <style:style style:name="T2" style:family="text">
      <style:text-properties officeooo:rsid="00198738"/>
    </style:style>
    <style:style style:name="T3" style:family="text">
      <style:text-properties officeooo:rsid="001c5eee"/>
    </style:style>
    <style:style style:name="T4" style:family="text">
      <style:text-properties officeooo:rsid="001d1d6e"/>
    </style:style>
    <style:style style:name="T5" style:family="text">
      <style:text-properties officeooo:rsid="001ee3d0"/>
    </style:style>
    <style:style style:name="T6" style:family="text">
      <style:text-properties officeooo:rsid="00205c69"/>
    </style:style>
    <style:style style:name="T7" style:family="text">
      <style:text-properties officeooo:rsid="002373cb"/>
    </style:style>
    <style:style style:name="T8" style:family="text">
      <style:text-properties officeooo:rsid="0024a5ea"/>
    </style:style>
    <style:style style:name="T9" style:family="text">
      <style:text-properties officeooo:rsid="002696c6"/>
    </style:style>
    <style:style style:name="T10" style:family="text">
      <style:text-properties officeooo:rsid="00288bbe"/>
    </style:style>
    <style:style style:name="T11" style:family="text">
      <style:text-properties officeooo:rsid="0029e193"/>
    </style:style>
    <style:style style:name="T12" style:family="text">
      <style:text-properties officeooo:rsid="002b5ea9"/>
    </style:style>
    <style:style style:name="T13" style:family="text">
      <style:text-properties officeooo:rsid="002b7905"/>
    </style:style>
    <style:style style:name="T14" style:family="text">
      <style:text-properties officeooo:rsid="002b9b6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oblema 1: Returning Home</text:p>
      <text:p text:style-name="P1"/>
      <text:p text:style-name="P1">Rodrigo García Gómez</text:p>
      <text:p text:style-name="P1"/>
      <text:p text:style-name="P1">Enunciado del problema:</text:p>
      <text:p text:style-name="P1"/>
      <text:p text:style-name="P2"><text:tab/>Yura ha estado caminando algún tiempo y está planeando regresar a su casa. Necesita llegar a su hogar de la forma más rápida posible. Se cuenta con una ciudad representada por nxn bloques cuadrados. Alrededor de la ciudad pueden ser utilizadas m localizaciones de movimiento instantáneo.</text:p>
      <text:p text:style-name="P2"><text:tab/>Yura necesita moverse desde un bloque de coordenadas (sx, sy) al bloque de coordenadas (fx, fy) que representa su casa. En un minuto puede moverse a cualquier bloque adyacente a él, en cualquiera de las cuatro direcciones. Las posiciones de las localizaciones de movimiento instantáneo son conocidas y es posible moverse hacia ellas sin costo de tiempo si están en un bloque con igual coordenada x o igual coordenada y con respecto a la posición actual de Yura. </text:p>
      <text:p text:style-name="P2"/>
      <text:p text:style-name="P2"/>
      <text:p text:style-name="P2">Abstract:</text:p>
      <text:p text:style-name="P2"><text:tab/>Primeramente se abordó el problema con un algoritmo de “fuerza bruta” que prueba todos los caminos posibles que se pueden recorrer desde la salida hasta el destino, teniendo en cuenta los saltos instantáneos, <text:span text:style-name="T1">y realiza una comparación para obtener el de menos costo de tiempo</text:span>. <text:span text:style-name="T1">Este algoritmo tiene una complejidad temporal exponencial y altamente ineficiente, lo que provocó dificultades en el proceso de testeo de la solución óptima a partir de la comparación. Debido a esto se hizo otro algoritmo de fuerza bruta, parecido al anterior, pero moderadamente optimizado. Finalmente se implementó un algoritmo óptimo, el cual forma un grafo que tiene como vértices la posición inicial de yura y todos los puntos de desplazamiento instantáneo; la solución al problema es el mínimo entre las distancias de cada nodo con </text:span><text:soft-page-break/><text:span text:style-name="T1">respecto a la posición inicial, sumadas con su distancia con respecto a la posición final.</text:span></text:p>
      <text:p text:style-name="P2"/>
      <text:p text:style-name="P2"/>
      <text:p text:style-name="P2"/>
      <text:p text:style-name="P3">Idea Fuerza Bruta:</text:p>
      <text:p text:style-name="P3"><text:tab/>Consiste en revisar todos los posibles caminos que comienzan en el punto de partida y acaban en el de llegada. Se crea un tablero de nxn casillas que representa la ciudad. Este tablero se inicializa en 0 y se va marcando con 1 las posiciones a medida que se visitan; de esta forma se evita caer en ciclo infinito regresando a caminar por lugares ya visitados .Siendo (x,y) la posición actual, se revisa en las cuatro direcciones, calculando de forma recursiva cuál es el menor costo a partir de cada una de estas y se les suma 1 para representar el costo de caminar hacia ellas. Además s busca en las cuatro direcciones la existencia de puntos de desplazamiento instantáneo y por cada uno que se encuentre, se revisa de forma recursiva el menor costo a partir de él (de forma similar a las revisiones anteriores, pero si adicionar 1, pues desplazarse hacia ellos no tiene costo). Tniendo todos estos valores revisados, se retorna el menor. <text:span text:style-name="T2">En cada llamado recursivo se marca con 1 la posición actual en el tablero, representada por las entradas “x” y “y” y antes del retorno se vuelve a marcar esta posición con 0. El caso base de la recursión es alcanzar la posición final, en cuyo caso se retorna 0.</text:span></text:p>
      <text:p text:style-name="P3"><text:tab/><text:span text:style-name="T2">La demostración de correctitud de este algoritmo se sustenta en el hecho de que son analizados todos los posibles caminos, así que de existir una solución esta será encontrada y en cada llamado recursivo se retorna la de menor costo.</text:span></text:p>
      <text:p text:style-name="P4"><text:tab/><text:span text:style-name="T2">Siendo n el tamaño de la ciudad (n^2 la cantidad de casillas) y m la cantidad de zonas de desplazamiento instantáneo, el algoritmo pertenece a O( 2(n-1) ((4 + m) ^ (n^2)) ) ya que en cada posición se tiene a lo sumo 4 + m posibles movimientos y esto se revisará a lo sumo n^2 veces para revisar de esta forma el tablero completo. El 2(n-1) se debe a las revisiones que se hacen en cada </text:span><text:soft-page-break/><text:span text:style-name="T2">ejecución de la función recursiva para buscar las posiciones instantáneas, a lo largo del eje x y del eje y. Por tanto la complejidad finalmente será: O( 2n (( 4 + m) ^ ( n ^ 2)))</text:span></text:p>
      <text:p text:style-name="P4"/>
      <text:p text:style-name="P4"/>
      <text:p text:style-name="P4"/>
      <text:p text:style-name="P5">Optimizacíon de la Fuerza Bruta:</text:p>
      <text:p text:style-name="P5"><text:tab/>La idea y la implementación son extremadamente similares a las del algoritmo anterior. La diferencia consiste en eliminar el chequeo de algunos casos innecesarios que se revisan varias veces. <text:span text:style-name="T3">En el algoritmo original, cada vez que se llamaba recursivamente a la función, se revisaba en todas las direcciones para localizar las posiciones instantáneas y se visitaban todas, pero evidentemente, al desplazarse por un eje, las posiciones instantáneas de dicho eje serán las mismas y no es necesario volverlas a calcular. Además, al desplazarse por un eje no será necesario volver a desplazarse a las posiciones instantáneas de ese eje revisadas en la iteración anterior, pues el camino tendrá el mismo costo en caso de haberse desplazado a una posición instantánea, o un costo superior en exactamente un minuto en caso de haberse desplazado de forma no instantánea.</text:span></text:p>
      <text:p text:style-name="P5"><text:tab/><text:span text:style-name="T4">Para lograr esto se agregan dos parámetros opcionales a la función. Estos son dos listas que representarán las posiciones instantáneas de los ejes x y y. Sólo se buscará las posiciones instantáneas de los ejes con valor None en estos parámetros. Al desplazarse a una posición por un eje (ya sea desplazamiento instantáneo o no) se pasa a la función la lista de ese eje como una lista vacía, para indicar que ya no es necesario revisar las posiciones instantáneas de ese eje. La lista del otro eje se deja con valor por defecto (None) para recalcular las posiciones instantáneas.</text:span></text:p>
      <text:p text:style-name="P5"><text:tab/><text:span text:style-name="T5">Estas podas hechas al algoritmo ayudan a que el proceso de testeo del sigueinte algoritmo a partir de su comparación con la fuerza bruta sea más eficiente.</text:span></text:p>
      <text:p text:style-name="P5"/>
      <text:p text:style-name="P5"><text:soft-page-break/></text:p>
      <text:p text:style-name="P6">Algoritmo Óptimo:</text:p>
      <text:p text:style-name="P6"><text:tab/>De forma general, la idea consiste en armar un grafo que tiene como vértices a la posición inicial de Yura y a las posiciones de desplazamiento instantáneo. Los vértices estarán unidos por aristas que almacenarán la distancia que hay entre las posiciones en el mapa de los vértices. Sean v y u dos nodos, es posible desplazarse de forma instantánea desde v hasta u si <text:span text:style-name="T6">tienen la misma coordenada x o la misma coordenada y; esto indica que la arista e(v, u) = 0. Por tanto la distancia entre dos nodos v, u y el valor de la arista que los conecta estará dad por la menor de las diferencias entre sus coordenadas x y sus coordenadas y (min( |vx – ux|, |vy – uy|))</text:span></text:p>
      <text:p text:style-name="P6"><text:tab/><text:span text:style-name="T6">Note que al tener dos nodos, v y u, cuya distancia es d = |vx – ux| (esto indica que son más cercanos por el eje x que por el eje y. la demostración para el caso inverso es análoga), de ter un vértice k, cuya coordenada kx está entre vx y ux (min(vx,ux) &lt;= kx &lt;= max(vx, ux)) entonces la distancia entre u y v será igual a la distancia entre v y k más la distancia entre k y u. Esto se debe a que, suponiendo sin pérdida de generalidad que vx &gt; ux, entonces</text:span></text:p>
      <text:p text:style-name="P6"/>
      <text:p text:style-name="P6"><text:tab/><text:span text:style-name="T7">d(v, u) = vx – vu</text:span></text:p>
      <text:p text:style-name="P7">como, <text:s text:c="5"/>ux &lt;= kx &lt;= vx</text:p>
      <text:p text:style-name="P7">entonces <text:s/>d(v, k) = vx – kx</text:p>
      <text:p text:style-name="P7">y <text:tab/> <text:s text:c="3"/>d(u, k) = kx – ux</text:p>
      <text:p text:style-name="P7">=&gt;<text:tab/>d(v, k) + d(u, k) = vx – kx + kx – ux = vx – ux = d(v, u)</text:p>
      <text:p text:style-name="P8"/>
      <text:p text:style-name="P8">Todo esto indica que la arista e(v, u) es innecesaria y podría ser removida del grafo.</text:p>
      <text:p text:style-name="P8"/>
      <text:p text:style-name="P7">*(en este caso d(v, k) y d(u, k) son las distancias con respecto al eje x y no las distancias finales de las aristas, pues k puede estar mas cerca por el eje y a v o a u. <text:span text:style-name="T8">De ser este el caso, las distancias serían menores, por lo que de cualquier forma, la arista e(v, u) sobraría</text:span>)</text:p>
      <text:p text:style-name="P7"><text:soft-page-break/></text:p>
      <text:p text:style-name="P7"><text:tab/><text:span text:style-name="T8">Basándose en lo anterior, queda claro que, dado un vértice v, sólo necesita estar enlazado con, los vértices u1, u2, u3 y u4 que cumplan lo siguiente:</text:span></text:p>
      <text:p text:style-name="P9">u1<text:span text:style-name="T9">x &gt; vx y</text:span> no puede existir un k tal que <text:span text:style-name="T9">u1x &gt; kx &gt; vx</text:span></text:p>
      <text:p text:style-name="P9"><text:span text:style-name="T9">u2x &lt; vx y n</text:span>o puede existir un k tal que <text:span text:style-name="T9">u1x &lt; kx &lt; vx </text:span></text:p>
      <text:p text:style-name="P9">u<text:span text:style-name="T9">3y &gt; vy y</text:span> no puede existir un k tal que <text:span text:style-name="T9">u1y &gt; ky &gt; vy</text:span></text:p>
      <text:p text:style-name="P9"><text:span text:style-name="T9">u4y &lt; vy y n</text:span>o puede existir un k tal que <text:span text:style-name="T9">u1y &lt; ky &lt; vy</text:span></text:p>
      <text:p text:style-name="P9"><text:span text:style-name="T9">*(note que pueden haber más de un nodo que cumpla con una de estas propiedades, en ese caso el algoritmo sólo deja la arista con uno y garantiza que los otros estén conectados entre sí)</text:span></text:p>
      <text:p text:style-name="P9"><text:span text:style-name="T9">*(note además que u1, u2, u3 o u4 pueden no existir y que pueden ser todos el mismo nodo)</text:span></text:p>
      <text:p text:style-name="P9"><text:span text:style-name="T9"><text:tab/>Todo esto significa que el vértice v estará enlazado con los vértices más cercanos hacia cada una de las cuatro direcciones. </text:span></text:p>
      <text:p text:style-name="P9"><text:tab/></text:p>
      <text:p text:style-name="P9"><text:tab/><text:span text:style-name="T10">Una vez se tiene formado dicho grafo (G), se aplica sobre él el algoritmo de Dijkstras para calcular la distancia del menor camino de cada nodo hacia el nodo inicial (s). Luego a cada una de esas distancias se le suma la distancia desde su nodo hasta el nodo final, calculada como | vx - fx| + | vy – fy| y se retorna el menor valor entre todas estas distancias.</text:span></text:p>
      <text:p text:style-name="P9"/>
      <text:p text:style-name="P10"><text:tab/>Demostrando que la solución encontrada es la mejor posible:</text:p>
      <text:p text:style-name="P10"><text:span text:style-name="T11">S</text:span>uponga que se tiene un camino <text:span text:style-name="T11">c1</text:span> cuyo costo es menor que el camino hayado c, <text:span text:style-name="T11">s y f son los nodos iniciales y finales respectivamente</text:span>. <text:span text:style-name="T11">Además d es el arreglo que tiene las distancias hayadas por el algoritmo, de las cuales se escogió para retornar el valor mínimo. Si c1 no pasara por ninguna posición de desplazamiento instantáneo, entonces c1 tiene que ser mayor o igual que el valor en la primera posición de d, ya que este posee la distancia de caminar directamente de s a f con pasos de un minuto.</text:span></text:p>
      <text:p text:style-name="P11">Entonces c1, para tener costo menor que d[0] debe pasar por al menos una de las posiciones de desplazamiento instantáneo. <text:span text:style-name="T12">Sea t el último de estos desplazamientos por los que pasa c1 antes de ir </text:span><text:soft-page-break/><text:span text:style-name="T12">directo a f, existe un valor di de d que representa el valor del menor camino en G, desde el nodo s hasta el nodo t, sumnado con la distancia de t a f. La distancia desde t a f de c1 debe ser mayor o igual que la distancia desde t a f de di, porque este posee la distancia de caminar directamente hacia f con pasos de un minuto. Además, la distancia de s a t representada por di es la menor posible, siendo esto garantizado por el algoritmo de Dijstras realizado sobre el grafo G (que por la forma en que fue construido contempla, o contempló en algún momento y eliminó por innecesaria, cada una de las formas de ir de la salida a cualquier punto instantáneo, ya sea yendo directamente o pasando por otros puntos instantáneos). Por tanto, la distancia de s a t en c1 debe ser mayor o igual que la distancia de s a t representada por di. Luego la el costo de tiempo de c1 debe ser mayor o igual que di.</text:span></text:p>
      <text:p text:style-name="P13">Como el costo de c1 debe ser mayor o igual que alguno de los valores de d, y c es el menor de estos valores, el costo c1 debe ser mayor o igual que c, lo que implica que no existe camino c1 con costo menor que el costo c devuelto por el algoritmo.</text:p>
      <text:p text:style-name="P12"/>
      <text:p text:style-name="P12"><text:tab/><text:span text:style-name="T13">Complejidad temporal:</text:span></text:p>
      <text:p text:style-name="P13">Hay <text:span text:style-name="T14">cuatro </text:span>ciclos de m iteraciones (O(m)), dos ordenaciones (O(n * log n)), <text:span text:style-name="T14">y una ejecución de Dijkstras, que como m es igual a la cantidad de vértices de G y siendo E la cantidad de aristas (puede ser a lo sumo m*(m+1) /2)) pertenece a O(E + m * log m). Por principio de la suma, este último es el costo del algoritmo.</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0-24T18:12:06.767118428</meta:creation-date>
    <dc:date>2020-10-25T03:48:19.854060868</dc:date>
    <meta:editing-duration>PT4H21M59S</meta:editing-duration>
    <meta:editing-cycles>2</meta:editing-cycles>
    <meta:generator>LibreOffice/6.0.7.3$Linux_X86_64 LibreOffice_project/00m0$Build-3</meta:generator>
    <meta:document-statistic meta:table-count="0" meta:image-count="0" meta:object-count="0" meta:page-count="6" meta:paragraph-count="41" meta:word-count="1933" meta:character-count="10420" meta:non-whitespace-character-count="8485"/>
  </office:meta>
</office:document-meta>
</file>